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6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CARMEN AST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PUMA TORRES, GERMAN LUIS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6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UMA TORRES GERMAN LUIS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POLAR HIDALGO, MARIO NEDER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7</text:p>
          </table:table-cell>
        </table:table-row>
        <table:table-row>
          <table:table-cell table:style-name="Tabla1.A2" office:value-type="float" office:value="0">
            <text:p text:style-name="P7">PATOS BB</text:p>
          </table:table-cell>
          <table:table-cell table:style-name="Tabla1.B2" office:value-type="string">
            <text:p text:style-name="P9">Cant.Cajas: <text:span text:style-name="T11">7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1972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1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5T23:51:47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